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 questionnaire</text:p>
      <text:p text:style-name="Standard"/>
      <text:p text:style-name="Standard"/>
      <text:p text:style-name="Standard">Name: Jordon Vaughn</text:p>
      <text:p text:style-name="Standard"/>
      <text:p text:style-name="Standard">Project Role: Design Lead</text:p>
      <text:p text:style-name="Standard"/>
      <text:p text:style-name="Standard">Bio: I enjoy writing and drawing comics. I also enjoy designing and making computer games and table-top games. I've been drawing and making up stories since I was around 5 years old and I got into making board games when I got into elementary school. Then I got into making comics and computer games in middle school. I'm very imaginative person who like animals. I am very family oriented, mostly likely due to being the eldest of ten siblings.</text:p>
      <text:p text:style-name="Standard"/>
      <text:p text:style-name="Standard">Website / email: <text:a xlink:type="simple" xlink:href="mailto:jomovaug@yahoo.com">jomovaug@yahoo.com</text:a> or <text:a xlink:type="simple" xlink:href="mailto:jomovaug@gmail.com">jomovaug@gmail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6-05T15:54:09</meta:creation-date>
    <meta:editing-duration>PT52113H31M44S</meta:editing-duration>
    <meta:document-statistic meta:table-count="0" meta:image-count="0" meta:object-count="0" meta:page-count="1" meta:paragraph-count="5" meta:word-count="94" meta:character-count="567"/>
    <dc:date>2013-06-05T17:09:33.37</dc:date>
    <dc:creator>Matt Morrill</dc:creator>
    <meta:generator>OpenOffice.org/3.1$Win32 OpenOffice.org_project/310m19$Build-9420</meta:generator>
  </office:meta>
</office:document-meta>
</file>